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4c32" officeooo:paragraph-rsid="00154c32"/>
    </style:style>
    <style:style style:name="P2" style:family="paragraph" style:parent-style-name="Standard">
      <style:paragraph-properties fo:text-align="start" style:justify-single-word="false"/>
      <style:text-properties style:font-name="Consolas" officeooo:rsid="00154c32" officeooo:paragraph-rsid="00154c32"/>
    </style:style>
    <style:style style:name="P3" style:family="paragraph" style:parent-style-name="Standard">
      <style:paragraph-properties fo:text-align="start" style:justify-single-word="false"/>
      <style:text-properties style:font-name="Consolas" officeooo:rsid="0019a0b9" officeooo:paragraph-rsid="001708d5"/>
    </style:style>
    <style:style style:name="P4" style:family="paragraph" style:parent-style-name="Standard">
      <style:paragraph-properties fo:text-align="start" style:justify-single-word="false"/>
      <style:text-properties style:font-name="Consolas" officeooo:rsid="0019a0b9" officeooo:paragraph-rsid="0019a0b9"/>
    </style:style>
    <style:style style:name="P5" style:family="paragraph" style:parent-style-name="Standard">
      <style:paragraph-properties fo:text-align="start" style:justify-single-word="false"/>
      <style:text-properties style:font-name="Consolas" officeooo:rsid="001a3cb6" officeooo:paragraph-rsid="0019a0b9"/>
    </style:style>
    <style:style style:name="P6" style:family="paragraph" style:parent-style-name="Standard">
      <style:paragraph-properties fo:text-align="start" style:justify-single-word="false"/>
      <style:text-properties style:font-name="Consolas" officeooo:rsid="001a3cb6" officeooo:paragraph-rsid="001a3cb6"/>
    </style:style>
    <style:style style:name="P7" style:family="paragraph" style:parent-style-name="Standard">
      <style:paragraph-properties fo:text-align="start" style:justify-single-word="false"/>
      <style:text-properties style:font-name="Consolas" officeooo:rsid="001c29ba" officeooo:paragraph-rsid="001c29ba"/>
    </style:style>
    <style:style style:name="P8" style:family="paragraph" style:parent-style-name="Standard">
      <style:paragraph-properties fo:text-align="start" style:justify-single-word="false"/>
      <style:text-properties style:font-name="Consolas" officeooo:rsid="001d95fd" officeooo:paragraph-rsid="001d95fd"/>
    </style:style>
    <style:style style:name="P9" style:family="paragraph" style:parent-style-name="Standard">
      <style:paragraph-properties fo:text-align="start" style:justify-single-word="false"/>
      <style:text-properties style:font-name="Consolas" officeooo:rsid="001f84f4" officeooo:paragraph-rsid="001f84f4"/>
    </style:style>
    <style:style style:name="P10" style:family="paragraph" style:parent-style-name="Standard">
      <style:paragraph-properties fo:text-align="start" style:justify-single-word="false"/>
      <style:text-properties style:font-name="Consolas" officeooo:rsid="00237b3b" officeooo:paragraph-rsid="00237b3b"/>
    </style:style>
    <style:style style:name="P11" style:family="paragraph" style:parent-style-name="Standard">
      <style:paragraph-properties fo:text-align="start" style:justify-single-word="false"/>
      <style:text-properties style:font-name="Consolas" officeooo:rsid="00298a2c" officeooo:paragraph-rsid="00298a2c"/>
    </style:style>
    <style:style style:name="P12" style:family="paragraph" style:parent-style-name="Standard">
      <style:paragraph-properties fo:text-align="start" style:justify-single-word="false"/>
      <style:text-properties officeooo:rsid="001708d5" officeooo:paragraph-rsid="001708d5"/>
    </style:style>
    <style:style style:name="P13" style:family="paragraph" style:parent-style-name="Standard">
      <style:paragraph-properties fo:text-align="start" style:justify-single-word="false"/>
      <style:text-properties officeooo:rsid="0019a0b9" officeooo:paragraph-rsid="0019a0b9"/>
    </style:style>
    <style:style style:name="P14" style:family="paragraph" style:parent-style-name="Standard" style:list-style-name="L1">
      <style:paragraph-properties fo:text-align="start" style:justify-single-word="false"/>
      <style:text-properties style:font-name="Consolas" officeooo:rsid="00154c32" officeooo:paragraph-rsid="0019a0b9"/>
    </style:style>
    <style:style style:name="P15" style:family="paragraph" style:parent-style-name="Standard">
      <style:paragraph-properties fo:text-align="start" style:justify-single-word="false"/>
      <style:text-properties style:font-name="Consolas" officeooo:rsid="00298a2c" officeooo:paragraph-rsid="00298a2c"/>
    </style:style>
    <style:style style:name="P16" style:family="paragraph" style:parent-style-name="Standard" style:list-style-name="L1">
      <style:paragraph-properties fo:text-align="start" style:justify-single-word="false"/>
      <style:text-properties officeooo:paragraph-rsid="0019a0b9"/>
    </style:style>
    <style:style style:name="P17" style:family="paragraph" style:parent-style-name="Standard" style:list-style-name="L2">
      <style:paragraph-properties fo:text-align="start" style:justify-single-word="false"/>
      <style:text-properties officeooo:paragraph-rsid="00299dcd"/>
    </style:style>
    <style:style style:name="P18" style:family="paragraph" style:parent-style-name="Standard" style:list-style-name="L2">
      <style:paragraph-properties fo:text-align="start" style:justify-single-word="false"/>
      <style:text-properties officeooo:rsid="00299677" officeooo:paragraph-rsid="00299677"/>
    </style:style>
    <style:style style:name="P19" style:family="paragraph" style:parent-style-name="Standard">
      <style:paragraph-properties fo:text-align="start" style:justify-single-word="false"/>
      <style:text-properties officeooo:rsid="002a6219" officeooo:paragraph-rsid="002a6219"/>
    </style:style>
    <style:style style:name="P20" style:family="paragraph" style:parent-style-name="Standard">
      <style:paragraph-properties fo:text-align="start" style:justify-single-word="false"/>
      <style:text-properties fo:font-weight="bold" officeooo:rsid="002a6219" officeooo:paragraph-rsid="002a6219" style:font-weight-asian="bold" style:font-weight-complex="bold"/>
    </style:style>
    <style:style style:name="P21" style:family="paragraph" style:parent-style-name="Standard">
      <style:paragraph-properties fo:text-align="start" style:justify-single-word="false"/>
      <style:text-properties fo:font-style="normal" fo:font-weight="bold" officeooo:rsid="002a6219" officeooo:paragraph-rsid="002a6219" style:font-style-asian="normal" style:font-weight-asian="bold" style:font-style-complex="normal" style:font-weight-complex="bold"/>
    </style:style>
    <style:style style:name="T1" style:family="text">
      <style:text-properties style:font-name="Consolas"/>
    </style:style>
    <style:style style:name="T2" style:family="text">
      <style:text-properties style:font-name="Consolas" officeooo:rsid="00154c32"/>
    </style:style>
    <style:style style:name="T3" style:family="text">
      <style:text-properties style:font-name="Consolas" officeooo:rsid="001810b2"/>
    </style:style>
    <style:style style:name="T4" style:family="text">
      <style:text-properties style:font-name="Consolas" officeooo:rsid="0019a0b9"/>
    </style:style>
    <style:style style:name="T5" style:family="text">
      <style:text-properties style:font-name="Consolas" officeooo:rsid="001a3cb6"/>
    </style:style>
    <style:style style:name="T6" style:family="text">
      <style:text-properties style:font-name="Consolas" officeooo:rsid="00298a2c"/>
    </style:style>
    <style:style style:name="T7" style:family="text">
      <style:text-properties style:font-name="Consolas" officeooo:rsid="00299dcd"/>
    </style:style>
    <style:style style:name="T8" style:family="text">
      <style:text-properties style:font-name="Consolas" officeooo:rsid="00237b3b"/>
    </style:style>
    <style:style style:name="T9" style:family="text">
      <style:text-properties style:font-name="Consolas" officeooo:rsid="002cbaf4"/>
    </style:style>
    <style:style style:name="T10" style:family="text">
      <style:text-properties officeooo:rsid="001fdb6d"/>
    </style:style>
    <style:style style:name="T11" style:family="text">
      <style:text-properties officeooo:rsid="0020cb4f"/>
    </style:style>
    <style:style style:name="T12" style:family="text">
      <style:text-properties officeooo:rsid="002a6219"/>
    </style:style>
    <style:style style:name="T13" style:family="text">
      <style:text-properties officeooo:rsid="002b1b5c"/>
    </style:style>
    <style:style style:name="T14" style:family="text">
      <style:text-properties officeooo:rsid="002cbaf4"/>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4</text:p>
      <text:p text:style-name="P1"/>
      <text:p text:style-name="P1"/>
      <text:p text:style-name="P2">1.</text:p>
      <text:p text:style-name="P2">a)</text:p>
      <text:list xml:id="list1173888874" text:style-name="L1">
        <text:list-item>
          <text:p text:style-name="P14">12KiB → 20KiB 10KiB → 10KiB 9KiB → 18KiB</text:p>
        </text:list-item>
        <text:list-item>
          <text:p text:style-name="P14">12KiB → 18KiB 10KiB → 20KiB 9KiB → 9KiB</text:p>
        </text:list-item>
        <text:list-item>
          <text:p text:style-name="P14">12KiB → 12KiB 10KiB → 10KiB 9KiB → 9KiB</text:p>
        </text:list-item>
        <text:list-item>
          <text:p text:style-name="P16"><text:span text:style-name="T2">12KiB → </text:span><text:span text:style-name="T4">20</text:span><text:span text:style-name="T2">KiB 10KiB → </text:span><text:span text:style-name="T4">18</text:span><text:span text:style-name="T2">KiB 9KiB → </text:span><text:span text:style-name="T4">15</text:span><text:span text:style-name="T2">KiB</text:span></text:p>
        </text:list-item>
      </text:list>
      <text:p text:style-name="P12"><text:span text:style-name="T2">b</text:span><text:span text:style-name="T1">)</text:span></text:p>
      <text:p text:style-name="P12"><text:span text:style-name="T3"><text:tab/></text:span><text:span text:style-name="T4">worst fit → first fit → next fit → best fit</text:span></text:p>
      <text:p text:style-name="P3"/>
      <text:p text:style-name="P4">Internal Fragmentation – Memory block assigned to a process is bigger than the size needed, leaving some memory unused.</text:p>
      <text:p text:style-name="P4"/>
      <text:p text:style-name="P4">External Fragmentation – Total memory space is enough to satisfy a request or to reside a process in it, but it is not contiguous, i.e not coupled together. The result is that, although free storage is available, it is unusable since it is divided into small pieces. Solution of external fragmentation is compaction, paging and segmentation.</text:p>
      <text:p text:style-name="P4"/>
      <text:p text:style-name="P13"><text:span text:style-name="T1">2.</text:span><text:span text:style-name="T5"> Paging is a memory management scheme that eliminates the need for contigous allocation of physical memory, avoiding the problem of external fragmentation. On the other hand, variable partitioning might help solving the problem of internal fragmentation, since it provides memory partitions of different sizes, creating memory spaces that waste less memory for different kinds of processes. Furthermore, the use of paging requires the use of memory to store the page tables that connect the virtual memory to physical.</text:span></text:p>
      <text:p text:style-name="P5"/>
      <text:p text:style-name="P6">3. No it would not be a good solution, because it would defeat the whole purpose of using paging, which is to allow non-contigous memory, i.e separated portions of memory, to be allocated for a process. By storing only the mapping between the 1st page to the physical address frame, we cannot use non-contigous memory.</text:p>
      <text:p text:style-name="P6"/>
      <text:p text:style-name="P7">4/5 done in code</text:p>
      <text:p text:style-name="P7"/>
      <text:p text:style-name="P8">6.</text:p>
      <text:p text:style-name="P8"/>
      <text:p text:style-name="P9">9.</text:p>
      <text:p text:style-name="P9">a) The protection can be defeated by doing a Buffer Overflow attack. <text:span text:style-name="T10">By overflowing the array that holds the input string, we can make the variable that is in sequent memory (pass </text:span><text:span text:style-name="T11">is before buff</text:span><text:span text:style-name="T10">) change aswell.</text:span></text:p>
      <text:p text:style-name="P9"/>
      <text:p text:style-name="P19"><text:span text:style-name="T8">1</text:span><text:span text:style-name="T1">1.</text:span></text:p>
      <text:p text:style-name="P21"><text:span text:style-name="T1">Segmentation without Paging:</text:span></text:p>
      <text:p text:style-name="P19"><text:span text:style-name="T1"><text:tab/>Associated with each segment is information that indicates where the segment is located in memory— the segment base. When a </text:span><text:soft-page-break/><text:span text:style-name="T1">program references a memory location the offset is added to the segment base to generate a physical memory address. An implementation of virtual memory on a system using segmentation without paging requires that entire segments be swapped back and forth between main memory and secondary storage. When a segment is swapped in, the operating system has to allocate enough contiguous free memory to hold the entire segment. Often memory fragmentation results if there is not enough contiguous memory even though there may be enough in total.</text:span></text:p>
      <text:p text:style-name="P20"><text:span text:style-name="T1">Segmentation with Paging:</text:span></text:p>
      <text:p text:style-name="P19"><text:span text:style-name="T1"><text:tab/>Instead of an actual memory location the segment information includes the address of a page table for the segment. When a program references a memory location the offset is translated to a memory address using the page table. A segment can be extended simply by allocating another memory page and adding it to the segment's page table. An implementation of virtual memory on a system using segmentation with paging usually only moves individual pages back and forth between main memory and secondary storage, similar to a paged non-segmented system. Pages of the segment can be located anywhere in main memory and need not be contiguous. This usually results in a reduced amount of input/output between primary and secondary storage and reduced memory fragmentation.</text:span></text:p>
      <text:p text:style-name="P10"><text:tab/><text:span text:style-name="T12">To sum up, a system with segmentation only, brings the freedom of having segments of different sizes, avoiding internal fragmentation. However, it still leaves the problem of external fragmentation, which can be solved by pagination. Hence the mixed system being the best solution. </text:span><text:span text:style-name="T13">Since paging gives the ability to use non-contiguous memory, i.e doesn’t need to be in sequence.</text:span></text:p>
      <text:p text:style-name="P11"/>
      <text:p text:style-name="P11">12.</text:p>
      <text:list xml:id="list455451367" text:style-name="L2">
        <text:list-item>
          <text:p text:style-name="P18"><text:span text:style-name="T6">N</text:span><text:span text:style-name="T1">ot recently Used page – </text:span><text:span text:style-name="T7">page 9</text:span></text:p>
        </text:list-item>
        <text:list-item>
          <text:p text:style-name="P17"><text:span text:style-name="T7">FIFO – page </text:span><text:span text:style-name="T9">12</text:span><text:span text:style-name="T7">?</text:span></text:p>
        </text:list-item>
        <text:list-item>
          <text:p text:style-name="P17"><text:span text:style-name="T7">Least Recently Used – page </text:span><text:span text:style-name="T9">9</text:span></text:p>
        </text:list-item>
        <text:list-item>
          <text:p text:style-name="P17"><text:span text:style-name="T7">FIFO – second chance – page </text:span><text:span text:style-name="T9">12</text:span><text:span text:style-name="T7"> ??</text:span></text:p>
        </text:list-item>
      </text:list>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43:09.472502338</meta:creation-date>
    <meta:generator>LibreOffice/6.4.7.2$Linux_X86_64 LibreOffice_project/40$Build-2</meta:generator>
    <dc:date>2021-06-04T12:42:03.369164804</dc:date>
    <meta:editing-duration>PT13H6M4S</meta:editing-duration>
    <meta:editing-cycles>13</meta:editing-cycles>
    <meta:document-statistic meta:table-count="0" meta:image-count="0" meta:object-count="0" meta:page-count="2" meta:paragraph-count="28" meta:word-count="625" meta:character-count="3739" meta:non-whitespace-character-count="3139"/>
  </office:meta>
</office:document-meta>
</file>